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ListParagraph" style:list-style-name="LFO1" style:family="paragraph"/>
    <style:style style:name="P3" style:parent-style-name="ListParagraph" style:list-style-name="LFO1" style:family="paragraph"/>
  </office:automatic-styles>
  <office:body>
    <office:text text:use-soft-page-breaks="true">
      <text:p text:style-name="P1">Riverside JS March Workshop – A Journey Into Awesome</text:p>
      <text:p text:style-name="Normal">To JavaScripters of all skill levels,</text:p>
      <text:p text:style-name="Normal">We are hosting our monthly workshop on March 2, 2015 at the Riverside I/O workspace. <text:s/>That means it’s time to roll up our sleeves<text:s/>as we sharpen our JavaScript skills. <text:s/>To get the most from the experience, here’s what you should do.</text:p>
      <text:list text:style-name="LFO1" text:continue-numbering="true">
        <text:list-item>
          <text:p text:style-name="P2">RSVP here and send me an email at<text:s/><text:a xlink:href="mailto:riverside.jsw@gmail.com" office:target-frame-name="_top" xlink:show="replace"><text:span text:style-name="Hyperlink">riverside.jsw@gmail.com</text:span></text:a>, so I can add you into our Gooogle+ community, put you on our contact list<text:s/>and share our other<text:s/>resources<text:s/>with you.</text:p>
        </text:list-item>
        <text:list-item>
          <text:p text:style-name="P3">Review the March Workshop challenge, here<text:s/>at our<text:s/><text:a xlink:href="http://riversidejs.net/challenge.php" office:target-frame-name="_top" xlink:show="replace"><text:span text:style-name="Hyperlink">new web site</text:span></text:a>. <text:s/>Then come to the Workshop with your questions and code.<text:s/></text:p>
        </text:list-item>
      </text:list>
      <text:p text:style-name="Normal">Happy Coding!</text:p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Sean Olson</meta:initial-creator>
    <dc:creator>Sean Olson</dc:creator>
    <meta:creation-date>2015-02-17T18:03:00Z</meta:creation-date>
    <dc:date>2015-02-17T18:03:00Z</dc:date>
    <meta:template xlink:href="Normal.dotm" xlink:type="simple"/>
    <meta:editing-cycles>2</meta:editing-cycles>
    <meta:editing-duration>PT0S</meta:editing-duration>
    <meta:document-statistic meta:page-count="1" meta:paragraph-count="1" meta:word-count="109" meta:character-count="734" meta:row-count="5" meta:non-whitespace-character-count="626"/>
  </office:meta>
</office:document-meta>
</file>